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C000000214F1F9D1D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C7000000AA4078E020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Heading_20_1">
      <style:paragraph-properties fo:text-align="center" style:justify-single-word="false"/>
      <style:text-properties style:font-name="Calibri"/>
    </style:style>
    <style:style style:name="P6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7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8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9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10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11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2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3" style:family="paragraph" style:parent-style-name="Heading_20_2">
      <style:text-properties style:font-name="Calibri"/>
    </style:style>
    <style:style style:name="P14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color="#c586c0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T7" style:family="text">
      <style:text-properties fo:color="#808080"/>
    </style:style>
    <style:style style:name="T8" style:family="text">
      <style:text-properties fo:color="#569cd6"/>
    </style:style>
    <style:style style:name="T9" style:family="text">
      <style:text-properties fo:color="#d4d4d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3333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 yarn start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1" text:outline-level="2"><text:soft-page-break/>App.css defines some colors as color variables so we don't have to use hex codes.</text:h>
      <text:p text:style-name="P6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2" text:outline-level="2">Create the Header</text:h>
      <text:p text:style-name="P6">Create /Header.jsx file</text:p>
      <text:p text:style-name="P6">Initialize it with "rafce"</text:p>
      <text:p text:style-name="P6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6">Replace App.jsx content with &lt;Header/&gt;</text:p>
      <text:p text:style-name="P6"/>
      <text:p text:style-name="P6">Create Header.module.css file and import it in the header.</text:p>
      <text:p text:style-name="P6"><text:tab/>Import css from './Header.module.css'</text:p>
      <text:p text:style-name="P6"><draw:frame draw:style-name="fr4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6"><text:soft-page-break/></text:p>
      <text:p text:style-name="P6">Shorthand for making divs:</text:p>
      <text:p text:style-name="P6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6">Creates:</text:p>
      <text:p text:style-name="P6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6">Shortcut works for all divs, such as &lt;input&gt;</text:p>
      <text:p text:style-name="P6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6">Creates:</text:p>
      <text:p text:style-name="P6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3" text:outline-level="2">Add Fonts</text:h>
      <text:p text:style-name="P6">Go to Google Fonts.</text:p>
      <text:p text:style-name="P6">Select "Poppins".</text:p>
      <text:p text:style-name="P6">Check options for – normal, 500, 600, and 700.</text:p>
      <text:p text:style-name="P6">Copy the import code:</text:p>
      <text:p text:style-name="P6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6">Paste it into index.css</text:p>
      <text:p text:style-name="P6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6"><text:soft-page-break/></text:p>
      <text:p text:style-name="P6">Add body styling to index.css, including the font values and variables for background.</text:p>
      <text:p text:style-name="P6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6">Results:</text:p>
      <text:p text:style-name="P6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6">Logo</text:p>
      <text:list xml:id="list6106406238861899933" text:style-name="L1">
        <text:list-item>
          <text:p text:style-name="P8">Import logo</text:p>
          <text:p text:style-name="P14"><text:span text:style-name="T4">import</text:span> <text:span text:style-name="T5">Logo</text:span> <text:span text:style-name="T4">from</text:span> <text:span text:style-name="T6">'../../assets/logo.png'</text:span>;</text:p>
        </text:list-item>
        <text:list-item>
          <text:p text:style-name="P8">Create an img tag</text:p>
          <text:p text:style-name="P14"><text:span text:style-name="T7">&lt;</text:span><text:span text:style-name="T8">img</text:span> <text:span text:style-name="T5">src</text:span><text:span text:style-name="T9">=</text:span><text:span text:style-name="T8">{</text:span><text:span text:style-name="T5">Logo</text:span><text:span text:style-name="T8">}</text:span> <text:span text:style-name="T5">alt</text:span><text:span text:style-name="T9">=</text:span><text:span text:style-name="T6">"Logo"</text:span> <text:span text:style-name="T7">/&gt;</text:span></text:p>
        </text:list-item>
      </text:list>
      <text:p text:style-name="P6"/>
      <text:p text:style-name="P6">List items</text:p>
      <text:p text:style-name="P6"><draw:frame draw:style-name="fr4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6">PNG icon</text:p>
      <text:list xml:id="list4858281112559101327" text:style-name="L2">
        <text:list-item>
          <text:p text:style-name="P9">Use "React Icons" – react.icons.github.io (part of this project's package.json)</text:p>
        </text:list-item>
        <text:list-item>
          <text:p text:style-name="P9">Import react-icons/cg</text:p>
          <text:list>
            <text:list-header>
              <text:p text:style-name="P9">import {CgShoppingBag} from 'react-icons/cg'</text:p>
            </text:list-header>
          </text:list>
        </text:list-item>
        <text:list-item>
          <text:p text:style-name="P9">Replace &lt;span&gt; with:</text:p>
          <text:list>
            <text:list-header>
              <text:p text:style-name="P9">&lt;CgShoppingBag className={css.cart}/&gt;</text:p>
            </text:list-header>
          </text:list>
        </text:list-item>
      </text:list>
      <text:p text:style-name="P6"><text:soft-page-break/>Add CSS for the right side</text:p>
      <text:p text:style-name="P6"><draw:frame draw:style-name="fr4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6">Expand logo to fill left side</text:p>
      <text:p text:style-name="P6">.logo {</text:p>
      <text:p text:style-name="P6"><text:s text:c="4"/>display: flex;</text:p>
      <text:p text:style-name="P6"><text:s text:c="4"/>align-items: center;</text:p>
      <text:p text:style-name="P6"><text:s text:c="4"/><text:span text:style-name="T11">flex: 1;</text:span></text:p>
      <text:p text:style-name="P6">}</text:p>
      <text:p text:style-name="P6"/>
      <text:p text:style-name="P6">Add menu hover effects – change text color and cursor:</text:p>
      <text:p text:style-name="P6">.menu&gt;li:hover{</text:p>
      <text:p text:style-name="P6"><text:s text:c="4"/>color: #fe956f;</text:p>
      <text:p text:style-name="P6"><text:s text:c="4"/>cursor: pointer;</text:p>
      <text:p text:style-name="P6"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1H56M53S</meta:editing-duration>
    <meta:editing-cycles>26</meta:editing-cycles>
    <meta:generator>OpenOffice/4.1.13$Win32 OpenOffice.org_project/4113m1$Build-9810</meta:generator>
    <dc:date>2023-06-10T22:25:00.45</dc:date>
    <meta:document-statistic meta:table-count="0" meta:image-count="16" meta:object-count="0" meta:page-count="5" meta:paragraph-count="60" meta:word-count="247" meta:character-count="1741"/>
    <meta:user-defined meta:name="Info 1"/>
    <meta:user-defined meta:name="Info 2"/>
    <meta:user-defined meta:name="Info 3"/>
    <meta:user-defined meta:name="Info 4"/>
  </office:meta>
</office:document-meta>
</file>